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b5072" officeooo:paragraph-rsid="000b507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ormulaire public : heure et <text:s/>endroit canard</text:p>
      <text:p text:style-name="P1">liste qui a vu quoi et ou</text:p>
      <text:p text:style-name="P1"/>
      <text:p text:style-name="P1">pages statiques html, php</text:p>
      <text:p text:style-name="P1"/>
      <text:p text:style-name="P1">mocup : maquette de maquette pour le dev</text:p>
      <text:p text:style-name="P1">maquette pour le public</text:p>
      <text:p text:style-name="P1"/>
      <text:p text:style-name="P1">simplicité pour l’utilisateur</text:p>
      <text:p text:style-name="P1"/>
      <text:p text:style-name="P1">envoi des données dans bdd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16T11:39:41.530758823</meta:creation-date>
    <dc:date>2018-08-16T17:03:48.667385907</dc:date>
    <meta:editing-duration>PT5H13M57S</meta:editing-duration>
    <meta:editing-cycles>1</meta:editing-cycles>
    <meta:document-statistic meta:table-count="0" meta:image-count="0" meta:object-count="0" meta:page-count="1" meta:paragraph-count="7" meta:word-count="38" meta:character-count="212" meta:non-whitespace-character-count="180"/>
    <meta:generator>LibreOffice/6.0.3.2$Linux_X86_64 LibreOffice_project/00m0$Build-2</meta:generator>
  </office:meta>
</office:document-meta>
</file>